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.703cm"/>
    </style:style>
    <style:style style:name="pr2" style:family="presentation" style:parent-style-name="Default-title">
      <style:graphic-properties draw:auto-grow-height="true" fo:min-height="1.753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1" draw:layer="layout" svg:width="25.199cm" svg:height="1.703cm" svg:x="1.401cm" svg:y="0.837cm" presentation:class="title" presentation:user-transformed="true">
          <draw:text-box>
            <text:p text:style-name="P1"><text:span text:style-name="T1">https://github.com/janelia-modular-devices/modular-devices</text:span></text:p>
          </draw:text-box>
        </draw:frame>
        <draw:frame presentation:style-name="pr2" draw:layer="layout" svg:width="25.199cm" svg:height="1.753cm" svg:x="1.401cm" svg:y="2.311cm" presentation:class="title" presentation:user-transformed="true">
          <draw:text-box>
            <text:p>Modular Devic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Polidoro</meta:initial-creator>
    <meta:creation-date>2016-10-18T17:18:51.193740137</meta:creation-date>
    <dc:date>2016-10-18T17:27:57.573677760</dc:date>
    <dc:creator>Peter Polidoro</dc:creator>
    <meta:editing-duration>PT9M6S</meta:editing-duration>
    <meta:editing-cycles>1</meta:editing-cycles>
    <meta:generator>LibreOffice/5.1.4.2$Linux_X86_64 LibreOffice_project/10m0$Build-2</meta:generator>
    <meta:document-statistic meta:object-count="25"/>
  </office:meta>
</office:document-meta>
</file>